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a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a traveler’s ship&quot;, &quot;code&quot;: &quot;Traveler&quot;, }," calcext:value-type="string">
            <text:p>0xa: { "id": 0xa, "name": "On a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On the Isle of the Dead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15: { &quot;id&quot;: 0x15, &quot;name&quot;: &quot;On the Isle of the Dead&quot;, &quot;code&quot;: &quot;Dead&quot;, }," calcext:value-type="string">
            <text:p>0x15: { "id": 0x15, "name": "On the Isle of the Dead", "code": "Dead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On the Isle of Ruins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11: { &quot;id&quot;: 0x11, &quot;name&quot;: &quot;On the Isle of Ruins&quot;, &quot;code&quot;: &quot;Ruins&quot;, }," calcext:value-type="string">
            <text:p>0x11: { "id": 0x11, "name": "On the Isle of Ruins", "code": "Ruins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Doylan</text:p>
          </table:table-cell>
          <table:table-cell office:value-type="string" calcext:value-type="string">
            <text:p>In Doylan’s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22: { &quot;id&quot;: 0x22, &quot;name&quot;: &quot;In Doylan’s Temple&quot;, &quot;code&quot;: &quot;Doylan&quot;, }," calcext:value-type="string">
            <text:p>0x22: { "id": 0x22, "name": "In Doylan’s Temple", "code": "Doylan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remeur</text:p>
          </table:table-cell>
          <table:table-cell office:value-type="string" calcext:value-type="string">
            <text:p>In Bremeur’s Temple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4: { &quot;id&quot;: 0x24, &quot;name&quot;: &quot;In Bremeur’s Temple&quot;, &quot;code&quot;: &quot;Bremeur&quot;, }," calcext:value-type="string">
            <text:p>0x24: { "id": 0x24, "name": "In Bremeur’s Temple", "code": "Bremeur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Ruins2</text:p>
          </table:table-cell>
          <table:table-cell office:value-type="string" calcext:value-type="string">
            <text:p>On the Isle of Ruins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12: { &quot;id&quot;: 0x12, &quot;name&quot;: &quot;On the Isle of Ruins&quot;, &quot;code&quot;: &quot;Ruins2&quot;, }," calcext:value-type="string">
            <text:p>0x12: { "id": 0x12, "name": "On the Isle of Ruins", "code": "Ruins2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 Max’s Temple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23: { &quot;id&quot;: 0x23, &quot;name&quot;: &quot;In Max’s Temple&quot;, &quot;code&quot;: &quot;Max&quot;, }," calcext:value-type="string">
            <text:p>0x23: { "id": 0x23, "name": "In Max’s Temple", "code": "Max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Mutoh</text:p>
          </table:table-cell>
          <table:table-cell office:value-type="string" calcext:value-type="string">
            <text:p>In Mutoh’s Temple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21: { &quot;id&quot;: 0x21, &quot;name&quot;: &quot;In Mutoh’s Temple&quot;, &quot;code&quot;: &quot;Mutoh&quot;, }," calcext:value-type="string">
            <text:p>0x21: { "id": 0x21, "name": "In Mutoh’s Temple", "code": "Mutoh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Eox</text:p>
          </table:table-cell>
          <table:table-cell office:value-type="string" calcext:value-type="string">
            <text:p>In Eox’s lair…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2f: { &quot;id&quot;: 0x2f, &quot;name&quot;: &quot;In Eox’s lair…&quot;, &quot;code&quot;: &quot;Eox&quot;, }," calcext:value-type="string">
            <text:p>0x2f: { "id": 0x2f, "name": "In Eox’s lair…", "code": "Eox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n Dee Ess Island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1b: { &quot;id&quot;: 0x1b, &quot;name&quot;: &quot;On Dee Ess Island&quot;, &quot;code&quot;: &quot;DS&quot;, }," calcext:value-type="string">
            <text:p>0x1b: { "id": 0x1b, "name": "On Dee Ess Island", "code": "DS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n Spirit Island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17: { &quot;id&quot;: 0x17, &quot;name&quot;: &quot;On Spirit Island&quot;, &quot;code&quot;: &quot;Spirit&quot;, }," calcext:value-type="string">
            <text:p>0x17: { "id": 0x17, "name": "On Spirit Island", "code": "Spir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On the Masked Ship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5: { &quot;id&quot;: 0x5, &quot;name&quot;: &quot;On the Masked Ship&quot;, &quot;code&quot;: &quot;Masked&quot;, }," calcext:value-type="string">
            <text:p>0x5: { "id": 0x5, "name": "On the Masked Ship", "code": "Masked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Traveler2</text:p>
          </table:table-cell>
          <table:table-cell office:value-type="string" calcext:value-type="string">
            <text:p>On a traveler’s ship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7: { &quot;id&quot;: 0x7, &quot;name&quot;: &quot;On a traveler’s ship&quot;, &quot;code&quot;: &quot;Traveler2&quot;, }," calcext:value-type="string">
            <text:p>0x7: { "id": 0x7, "name": "On a traveler’s ship", "code": "Traveler2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Uncharted</text:p>
          </table:table-cell>
          <table:table-cell office:value-type="string" calcext:value-type="string">
            <text:p>On an uncharted island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1a: { &quot;id&quot;: 0x1a, &quot;name&quot;: &quot;On an uncharted island&quot;, &quot;code&quot;: &quot;Uncharted&quot;, }," calcext:value-type="string">
            <text:p>0x1a: { "id": 0x1a, "name": "On an uncharted island", "code": "Uncharted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nnan</text:p>
          </table:table-cell>
          <table:table-cell office:value-type="string" calcext:value-type="string">
            <text:p>On Bannan Island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4: { &quot;id&quot;: 0x14, &quot;name&quot;: &quot;On Bannan Island&quot;, &quot;code&quot;: &quot;Bannan&quot;, }," calcext:value-type="string">
            <text:p>0x14: { "id": 0x14, "name": "On Bannan Island", "code": "Bannan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annonMinigame</text:p>
          </table:table-cell>
          <table:table-cell office:value-type="string" calcext:value-type="string">
            <text:p>Playing the cannon minigame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1: { &quot;id&quot;: 0x1, &quot;name&quot;: &quot;Playing the cannon minigame&quot;, &quot;code&quot;: &quot;CannonMinigame&quot;, }," calcext:value-type="string">
            <text:p>0x1: { "id": 0x1, "name": "Playing the cannon minigame", "code": "CannonMinigam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ing somewhere on the Great Sea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: { &quot;id&quot;: 0x2, &quot;name&quot;: &quot;Fishing somewhere on the Great Sea&quot;, &quot;code&quot;: &quot;Fish&quot;, }," calcext:value-type="string">
            <text:p>0x2: { "id": 0x2, "name": "Fishing somewhere on the Great Sea", "code": "Fish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On Harrow Island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8: { &quot;id&quot;: 0x18, &quot;name&quot;: &quot;On Harrow Island&quot;, &quot;code&quot;: &quot;Harrow&quot;, }," calcext:value-type="string">
            <text:p>0x18: { "id": 0x18, "name": "On Harrow Island", "code": "Harrow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Wayfarer</text:p>
          </table:table-cell>
          <table:table-cell office:value-type="string" calcext:value-type="string">
            <text:p>On the S.S. Wayfarer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8: { &quot;id&quot;: 0x8, &quot;name&quot;: &quot;On the S.S. Wayfarer&quot;, &quot;code&quot;: &quot;Wayfarer&quot;, }," calcext:value-type="string">
            <text:p>0x8: { "id": 0x8, "name": "On the S.S. Wayfarer", "code": "Wayfar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On the Man of Smiles’ ship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6: { &quot;id&quot;: 0x6, &quot;name&quot;: &quot;On the Man of Smiles’ ship&quot;, &quot;code&quot;: &quot;Smiles&quot;, }," calcext:value-type="string">
            <text:p>0x6: { "id": 0x6, "name": "On the Man of Smiles’ ship", "code": "Smiles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On Maze Island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19: { &quot;id&quot;: 0x19, &quot;name&quot;: &quot;On Maze Island&quot;, &quot;code&quot;: &quot;Maze&quot;, }," calcext:value-type="string">
            <text:p>0x19: { "id": 0x19, "name": "On Maze Island", "code": "Maze", },</text:p>
          </table:table-cell>
        </table:table-row>
        <table:table-row table:style-name="ro1">
          <table:table-cell office:value-type="string" calcext:value-type="string">
            <text:p>0x844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On the download play scree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844: { &quot;id&quot;: 0x844, &quot;name&quot;: &quot;On the download play screen&quot;, &quot;code&quot;: &quot;Download&quot;, }," calcext:value-type="string">
            <text:p>0x844: { "id": 0x844, "name": "On the download play screen", "code": "Download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Bellum</text:p>
          </table:table-cell>
          <table:table-cell office:value-type="string" calcext:value-type="string">
            <text:p>Waging war against Bellum…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1: { &quot;id&quot;: 0x31, &quot;name&quot;: &quot;Waging war against Bellum…&quot;, &quot;code&quot;: &quot;Bellum&quot;, }," calcext:value-type="string">
            <text:p>0x31: { "id": 0x31, "name": "Waging war against Bellum…", "code": "Bellum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BellumSeaCutscene</text:p>
          </table:table-cell>
          <table:table-cell office:value-type="string" calcext:value-type="string">
            <text:p>Waging war against Bellum on the Great Sea…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7: { &quot;id&quot;: 0x37, &quot;name&quot;: &quot;Waging war against Bellum on the Great Sea…&quot;, &quot;code&quot;: &quot;BellumSeaCutscene&quot;, }," calcext:value-type="string">
            <text:p>0x37: { "id": 0x37, "name": "Waging war against Bellum on the Great Sea…", "code": "BellumSeaCutscene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BellumSeaBattle</text:p>
          </table:table-cell>
          <table:table-cell office:value-type="string" calcext:value-type="string">
            <text:p>Waging war against Bellum on the Great Sea…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2: { &quot;id&quot;: 0x32, &quot;name&quot;: &quot;Waging war against Bellum on the Great Sea…&quot;, &quot;code&quot;: &quot;BellumSeaBattle&quot;, }," calcext:value-type="string">
            <text:p>0x32: { "id": 0x32, "name": "Waging war against Bellum on the Great Sea…", "code": "BellumSeaBattle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BellumFinal</text:p>
          </table:table-cell>
          <table:table-cell office:value-type="string" calcext:value-type="string">
            <text:p>Waging war against Bellum once and for all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33: { &quot;id&quot;: 0x33, &quot;name&quot;: &quot;Waging war against Bellum once and for all&quot;, &quot;code&quot;: &quot;BellumFinal&quot;, }," calcext:value-type="string">
            <text:p>0x33: { "id": 0x33, "name": "Waging war against Bellum once and for all", "code": "BellumFinal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Watching the credits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36: { &quot;id&quot;: 0x36, &quot;name&quot;: &quot;Watching the credits&quot;, &quot;code&quot;: &quot;Credits&quot;, }," calcext:value-type="string">
            <text:p>0x36: { "id": 0x36, "name": "Watching the credits", "code": "Credits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2:45:24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25T01:47:42.950000000</dc:date>
    <meta:editing-duration>P4DT13H25M46S</meta:editing-duration>
    <meta:editing-cycles>186</meta:editing-cycles>
    <meta:generator>LibreOffice/6.3.4.2$Windows_X86_64 LibreOffice_project/60da17e045e08f1793c57c00ba83cdfce946d0aa</meta:generator>
    <meta:document-statistic meta:table-count="1" meta:cell-count="254" meta:object-count="0"/>
  </office:meta>
</office:document-meta>
</file>